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="none" draw:textarea-horizontal-align="center" draw:textarea-vertical-align="middle" fo:padding-top="0.1cm" fo:padding-bottom="0.1cm" fo:padding-left="0.1cm" fo:padding-right="0.1cm"/>
    </style:style>
    <style:style style:name="gr2" style:family="graphic" style:parent-style-name="objectwithoutfill">
      <style:graphic-properties draw:textarea-horizontal-align="center" draw:textarea-vertical-align="middle" fo:padding-top="0.1cm" fo:padding-bottom="0.1cm" fo:padding-left="0.1cm" fo:padding-right="0.1cm"/>
    </style:style>
    <style:style style:name="gr3" style:family="graphic" style:parent-style-name="standard">
      <style:graphic-properties draw:stroke="dash" draw:stroke-dash="Fine_20_Dashed" draw:marker-end="Arrow" draw:marker-end-width="0.25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marker-end="Arrow" draw:marker-end-width="0.25cm" draw:textarea-horizontal-align="center" draw:textarea-vertical-align="middle"/>
    </style:style>
    <style:style style:name="gr5" style:family="graphic" style:parent-style-name="headline1" style:list-style-name="L2">
      <style:graphic-properties draw:fill="none" draw:fill-color="#b2b2b2" draw:textarea-vertical-align="middle" fo:min-height="1.4cm" draw:shadow="hidden"/>
    </style:style>
    <style:style style:name="gr6" style:family="graphic" style:parent-style-name="standard">
      <style:graphic-properties draw:fill="none" draw:textarea-horizontal-align="left" draw:textarea-vertical-align="top" fo:padding-top="0.4cm" fo:padding-bottom="0.4cm" fo:padding-left="0.4cm" fo:padding-right="0.4cm"/>
    </style:style>
    <style:style style:name="gr7" style:family="graphic" style:parent-style-name="objectwithoutfill">
      <style:graphic-properties svg:stroke-width="0.081cm" svg:stroke-color="#cc0000" draw:marker-start-width="0.421cm" draw:marker-end="Arrow" draw:marker-end-width="0.421cm" draw:fill="none" draw:textarea-horizontal-align="center" draw:textarea-vertical-align="middle" fo:padding-top="0.04cm" fo:padding-bottom="0.04cm" fo:padding-left="0.04cm" fo:padding-right="0.04cm"/>
    </style:style>
    <style:style style:name="gr8" style:family="graphic" style:parent-style-name="headline1" style:list-style-name="L2">
      <style:graphic-properties draw:fill="none" draw:fill-color="#b2b2b2" draw:textarea-vertical-align="middle" fo:min-height="1.4cm" draw:shadow="hidden"/>
    </style:style>
    <style:style style:name="pr1" style:family="presentation" style:parent-style-name="Midnightblue-title">
      <style:graphic-properties draw:fill-color="#ffffff" draw:auto-grow-height="true" fo:min-height="1.125cm"/>
    </style:style>
    <style:style style:name="pr2" style:family="presentation" style:parent-style-name="Midnightblue-title">
      <style:graphic-properties draw:fill-color="#ffffff" draw:auto-grow-height="true" fo:min-height="2.891cm"/>
    </style:style>
    <style:style style:name="pr3" style:family="presentation" style:parent-style-name="Midnightblue-outline1">
      <style:graphic-properties fo:min-height="14cm"/>
    </style:style>
    <style:style style:name="pr4" style:family="presentation" style:parent-style-name="Midnightblue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 fo:language="en" fo:country="US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margin-left="0cm" fo:margin-right="0cm" fo:text-align="center" fo:text-indent="0cm"/>
      <style:text-properties style:font-name="Arial" fo:font-size="14pt" fo:language="en" fo:country="US" style:font-size-asian="24pt"/>
    </style:style>
    <style:style style:name="P7" style:family="paragraph">
      <style:text-properties fo:font-size="18pt" fo:language="en" fo:country="US"/>
    </style:style>
    <style:style style:name="P8" style:family="paragraph">
      <loext:graphic-properties draw:fill="none"/>
      <style:paragraph-properties fo:margin-left="0cm" fo:margin-right="0cm" fo:text-align="center" fo:text-indent="0cm"/>
      <style:text-properties style:font-name="Arial" fo:font-size="10.5pt" fo:language="en" fo:country="US" style:font-size-asian="24pt"/>
    </style:style>
    <style:style style:name="P9" style:family="paragraph">
      <style:paragraph-properties fo:text-align="center"/>
      <style:text-properties fo:font-size="14pt" fo:language="en" fo:country="US" style:font-size-asian="24pt"/>
    </style:style>
    <style:style style:name="P10" style:family="paragraph">
      <style:paragraph-properties fo:margin-left="0cm" fo:margin-right="0cm" fo:margin-top="0cm" fo:margin-bottom="0.499cm" fo:text-align="center" fo:text-indent="0cm" style:punctuation-wrap="hanging"/>
    </style:style>
    <style:style style:name="P11" style:family="paragraph">
      <loext:graphic-properties draw:fill="none" draw:fill-color="#b2b2b2"/>
      <style:paragraph-properties fo:margin-left="0cm" fo:margin-right="0cm" fo:margin-top="0cm" fo:margin-bottom="0.499cm" fo:text-align="center" fo:text-indent="0cm" style:punctuation-wrap="hanging"/>
      <style:text-properties fo:color="#00cccc" style:font-name="Source Sans Pro Semibold" fo:font-size="21pt" fo:language="it" fo:country="IT" fo:font-weight="600" style:letter-kerning="true" style:font-name-asian="源ノ角ゴシック Bold" style:font-size-asian="22pt" style:font-weight-asian="bold" style:font-name-complex="FreeSans" style:font-size-complex="22pt"/>
    </style:style>
    <style:style style:name="P12" style:family="paragraph">
      <loext:graphic-properties draw:fill="none"/>
      <style:paragraph-properties fo:margin-left="0cm" fo:margin-right="0cm" fo:text-align="center" fo:text-indent="0cm"/>
      <style:text-properties style:font-name="Arial" fo:font-size="12pt" fo:language="en" fo:country="US" fo:font-weight="bold"/>
    </style:style>
    <style:style style:name="P13" style:family="paragraph">
      <loext:graphic-properties draw:fill="none"/>
      <style:paragraph-properties fo:margin-left="0cm" fo:margin-right="0cm" fo:text-align="center" fo:text-indent="0cm"/>
      <style:text-properties style:font-name="Arial" fo:font-size="10.5pt" fo:language="en" fo:country="US"/>
    </style:style>
    <style:style style:name="P14" style:family="paragraph">
      <style:paragraph-properties fo:text-align="center"/>
      <style:text-properties fo:language="en" fo:country="US"/>
    </style:style>
    <style:style style:name="P15" style:family="paragraph">
      <loext:graphic-properties draw:fill-color="#ffffff"/>
      <style:paragraph-properties fo:margin-left="0cm" fo:margin-right="0cm" fo:text-indent="0cm"/>
      <style:text-properties fo:font-size="20pt" fo:language="en" fo:country="US"/>
    </style:style>
    <style:style style:name="P16" style:family="paragraph">
      <loext:graphic-properties draw:fill="none"/>
    </style:style>
    <style:style style:name="T1" style:family="text">
      <style:text-properties style:font-name="Arial" fo:font-size="32pt" fo:language="en" fo:country="US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Arial" fo:font-size="14pt" fo:language="en" fo:country="US" style:font-size-asian="24pt"/>
    </style:style>
    <style:style style:name="T4" style:family="text">
      <style:text-properties fo:color="#00cccc" style:font-name="Source Sans Pro Semibold" fo:font-size="24pt" fo:language="it" fo:country="IT" fo:font-weight="600" style:letter-kerning="true" style:font-name-asian="源ノ角ゴシック Bold" style:font-size-asian="22pt" style:font-weight-asian="bold" style:font-name-complex="FreeSans" style:font-size-complex="22pt"/>
    </style:style>
    <style:style style:name="T5" style:family="text">
      <style:text-properties style:font-name="Arial" fo:font-size="16pt" fo:language="en" fo:country="US" fo:font-weight="bold"/>
    </style:style>
    <style:style style:name="T6" style:family="text">
      <style:text-properties style:font-name="Arial" fo:font-size="14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" presentation:presentation-page-layout-name="AL1T3" presentation:use-date-time-name="dtd1">
        <office:forms form:automatic-focus="false" form:apply-design-mode="false"/>
        <draw:frame presentation:style-name="pr1" draw:text-style-name="P2" draw:layer="layout" svg:width="26cm" svg:height="1.125cm" svg:x="1cm" svg:y="1.5cm" presentation:class="title">
          <draw:text-box>
            <text:p text:style-name="P1"><text:span text:style-name="T1">A</text:span><text:span text:style-name="T1">r</text:span><text:span text:style-name="T1">c</text:span><text:span text:style-name="T1">h</text:span><text:span text:style-name="T1">i</text:span><text:span text:style-name="T1">t</text:span><text:span text:style-name="T1">e</text:span><text:span text:style-name="T1">c</text:span><text:span text:style-name="T1">t</text:span><text:span text:style-name="T1">u</text:span><text:span text:style-name="T1">r</text:span><text:span text:style-name="T1">e</text:span><text:span text:style-name="T1"> </text:span><text:span text:style-name="T1">t</text:span><text:span text:style-name="T1">o</text:span><text:span text:style-name="T1"> </text:span><text:span text:style-name="T1">c</text:span><text:span text:style-name="T1">o</text:span><text:span text:style-name="T1">d</text:span><text:span text:style-name="T1">e</text:span><text:span text:style-name="T1"> </text:span><text:span text:style-name="T1">: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e</text:span><text:span text:style-name="T1">m</text:span><text:span text:style-name="T1">a</text:span><text:span text:style-name="T1">n</text:span><text:span text:style-name="T1">t</text:span><text:span text:style-name="T1">i</text:span><text:span text:style-name="T1">c</text:span><text:span text:style-name="T1"> </text:span><text:span text:style-name="T1">g</text:span><text:span text:style-name="T1">a</text:span><text:span text:style-name="T1">p</text:span></text:p>
          </draw:text-box>
        </draw:frame>
        <draw:frame presentation:style-name="pr2" draw:text-style-name="P2" draw:layer="layout" svg:width="11.941cm" svg:height="2.891cm" svg:x="15.059cm" svg:y="4.534cm" presentation:class="title" presentation:user-transformed="true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d</text:span><text:span text:style-name="T1">e</text:span></text:p>
          </draw:text-box>
        </draw:frame>
        <draw:frame presentation:style-name="pr3" draw:text-style-name="P4" draw:layer="layout" svg:width="12.687cm" svg:height="10.5cm" svg:x="1cm" svg:y="4.125cm" presentation:class="outline" presentation:user-transformed="true">
          <draw:text-box>
            <text:p text:style-name="P3"><text:span text:style-name="T2">What shows the code</text:span></text:p>
          </draw:text-box>
        </draw:frame>
        <draw:frame presentation:style-name="pr3" draw:text-style-name="P5" draw:layer="layout" svg:width="12.687cm" svg:height="10.5cm" svg:x="14.322cm" svg:y="4.125cm" presentation:class="outline" presentation:user-transformed="true">
          <draw:text-box>
            <text:p text:style-name="P3"><text:span text:style-name="T2">Hard to guess that the </text:span><text:span text:style-name="T2">architect intent was:</text:span></text:p>
          </draw:text-box>
        </draw:frame>
        <draw:g xml:id="id5" draw:id="id5">
          <draw:rect draw:style-name="gr1" draw:text-style-name="P6" draw:layer="layout" svg:width="3.242cm" svg:height="0.796cm" svg:x="1.3cm" svg:y="8.092cm">
            <text:p text:style-name="P1"><text:span text:style-name="T3">C</text:span><text:span text:style-name="T3">o</text:span><text:span text:style-name="T3">m</text:span><text:span text:style-name="T3">p</text:span><text:span text:style-name="T3">o</text:span><text:span text:style-name="T3">n</text:span><text:span text:style-name="T3">e</text:span><text:span text:style-name="T3">n</text:span><text:span text:style-name="T3">t</text:span><text:span text:style-name="T3"> </text:span><text:span text:style-name="T3">1</text:span></text:p>
          </draw:rect>
          <draw:rect draw:style-name="gr1" draw:text-style-name="P6" draw:layer="layout" svg:width="3.241cm" svg:height="0.796cm" svg:x="7.488cm" svg:y="8.092cm">
            <text:p text:style-name="P1"><text:span text:style-name="T3">C</text:span><text:span text:style-name="T3">o</text:span><text:span text:style-name="T3">m</text:span><text:span text:style-name="T3">p</text:span><text:span text:style-name="T3">o</text:span><text:span text:style-name="T3">n</text:span><text:span text:style-name="T3">e</text:span><text:span text:style-name="T3">n</text:span><text:span text:style-name="T3">t</text:span><text:span text:style-name="T3"> </text:span><text:span text:style-name="T3">3</text:span></text:p>
          </draw:rect>
        </draw:g>
        <draw:rect draw:style-name="gr2" draw:text-style-name="P7" xml:id="id2" draw:id="id2" draw:layer="layout" svg:width="3.242cm" svg:height="0.796cm" svg:x="4.488cm" svg:y="6.366cm">
          <text:p><text:span text:style-name="T3">C</text:span><text:span text:style-name="T3">o</text:span><text:span text:style-name="T3">m</text:span><text:span text:style-name="T3">p</text:span><text:span text:style-name="T3">o</text:span><text:span text:style-name="T3">n</text:span><text:span text:style-name="T3">e</text:span><text:span text:style-name="T3">n</text:span><text:span text:style-name="T3">t</text:span><text:span text:style-name="T3"> </text:span><text:span text:style-name="T3">2</text:span></text:p>
        </draw:rect>
        <draw:rect draw:style-name="gr1" draw:text-style-name="P8" xml:id="id1" draw:id="id1" draw:layer="layout" svg:width="3.241cm" svg:height="0.796cm" svg:x="2.914cm" svg:y="11.569cm">
          <text:p text:style-name="P1"><text:span text:style-name="T3">C</text:span><text:span text:style-name="T3">o</text:span><text:span text:style-name="T3">m</text:span><text:span text:style-name="T3">p</text:span><text:span text:style-name="T3">o</text:span><text:span text:style-name="T3">n</text:span><text:span text:style-name="T3">e</text:span><text:span text:style-name="T3">n</text:span><text:span text:style-name="T3">t</text:span><text:span text:style-name="T3"> </text:span><text:span text:style-name="T3">6</text:span></text:p>
        </draw:rect>
        <draw:connector draw:style-name="gr3" draw:text-style-name="P9" draw:layer="layout" draw:type="line" svg:x1="9.108cm" svg:y1="8.888cm" svg:x2="6.615cm" svg:y2="9.892cm" svg:d="M9108 8888l-2493 1004" svg:viewBox="0 0 2494 1005">
          <text:p/>
        </draw:connector>
        <draw:connector draw:style-name="gr4" draw:text-style-name="P9" draw:layer="layout" draw:type="line" svg:x1="9.108cm" svg:y1="8.888cm" svg:x2="11.709cm" svg:y2="9.892cm" svg:d="M9108 8888l2601 1004" svg:viewBox="0 0 2602 1005">
          <text:p/>
        </draw:connector>
        <draw:connector draw:style-name="gr3" draw:text-style-name="P9" draw:layer="layout" draw:type="line" svg:x1="6.615cm" svg:y1="10.689cm" svg:x2="4.534cm" svg:y2="11.569cm" draw:end-shape="id1" draw:end-glue-point="0" svg:d="M6615 10689l-2081 880" svg:viewBox="0 0 2082 881">
          <text:p/>
        </draw:connector>
        <draw:connector draw:style-name="gr3" draw:text-style-name="P9" draw:layer="layout" draw:type="line" svg:x1="6.109cm" svg:y1="7.162cm" svg:x2="9.108cm" svg:y2="8.092cm" draw:start-shape="id2" draw:start-glue-point="2" svg:d="M6109 7162l2999 930" svg:viewBox="0 0 3000 931">
          <text:p/>
        </draw:connector>
        <draw:connector draw:style-name="gr3" draw:text-style-name="P9" draw:layer="layout" draw:type="line" svg:x1="6.109cm" svg:y1="7.162cm" svg:x2="2.921cm" svg:y2="8.092cm" draw:start-shape="id2" draw:start-glue-point="2" svg:d="M6109 7162l-3188 930" svg:viewBox="0 0 3189 931">
          <text:p/>
        </draw:connector>
        <draw:g>
          <draw:rect draw:style-name="gr1" draw:text-style-name="P6" xml:id="id3" draw:id="id3" draw:layer="layout" svg:width="3.242cm" svg:height="0.797cm" svg:x="10.088cm" svg:y="9.892cm">
            <text:p text:style-name="P1"><text:span text:style-name="T3">Component 4</text:span></text:p>
          </draw:rect>
          <draw:rect draw:style-name="gr1" draw:text-style-name="P6" xml:id="id4" draw:id="id4" draw:layer="layout" svg:width="3.242cm" svg:height="0.797cm" svg:x="4.994cm" svg:y="9.892cm">
            <text:p text:style-name="P1"><text:span text:style-name="T3">Component 5</text:span></text:p>
          </draw:rect>
          <draw:connector draw:style-name="gr4" draw:text-style-name="P9" draw:layer="layout" draw:type="line" svg:x1="10.088cm" svg:y1="10.29cm" svg:x2="8.236cm" svg:y2="10.29cm" draw:start-shape="id3" draw:end-shape="id4" draw:end-glue-point="1" svg:d="M10088 10290h-1852" svg:viewBox="0 0 1853 1">
            <text:p/>
          </draw:connector>
        </draw:g>
        <draw:connector draw:style-name="gr3" draw:text-style-name="P9" draw:layer="layout" draw:type="line" svg:x1="1.3cm" svg:y1="8.49cm" svg:x2="1.3cm" svg:y2="8.49cm" draw:start-shape="id5" draw:end-shape="id5" draw:end-glue-point="3" svg:d="M1300 8490z" svg:viewBox="0 0 1 1">
          <text:p/>
        </draw:connector>
        <draw:frame draw:style-name="gr5" draw:text-style-name="P11" draw:layer="layout" svg:width="25.801cm" svg:height="1.4cm" svg:x="0.999cm" svg:y="13cm">
          <draw:text-box>
            <text:p text:style-name="P10"><text:span text:style-name="T4">C</text:span><text:span text:style-name="T4">o</text:span><text:span text:style-name="T4">d</text:span><text:span text:style-name="T4">e</text:span><text:span text:style-name="T4"> </text:span><text:span text:style-name="T4">d</text:span><text:span text:style-name="T4">o</text:span><text:span text:style-name="T4">e</text:span><text:span text:style-name="T4">s</text:span><text:span text:style-name="T4">n</text:span><text:span text:style-name="T4">’</text:span><text:span text:style-name="T4">t</text:span><text:span text:style-name="T4"> </text:span><text:span text:style-name="T4">t</text:span><text:span text:style-name="T4">e</text:span><text:span text:style-name="T4">l</text:span><text:span text:style-name="T4">l</text:span><text:span text:style-name="T4"> </text:span><text:span text:style-name="T4">t</text:span><text:span text:style-name="T4">h</text:span><text:span text:style-name="T4">e</text:span><text:span text:style-name="T4"> </text:span><text:span text:style-name="T4">w</text:span><text:span text:style-name="T4">h</text:span><text:span text:style-name="T4">o</text:span><text:span text:style-name="T4">l</text:span><text:span text:style-name="T4">e</text:span><text:span text:style-name="T4"> </text:span><text:span text:style-name="T4">s</text:span><text:span text:style-name="T4">t</text:span><text:span text:style-name="T4">o</text:span><text:span text:style-name="T4">r</text:span><text:span text:style-name="T4">y</text:span></text:p>
          </draw:text-box>
        </draw:frame>
        <draw:rect draw:style-name="gr6" draw:text-style-name="P12" xml:id="id8" draw:id="id8" draw:layer="layout" svg:width="10.967cm" svg:height="1.454cm" svg:x="15.234cm" svg:y="11.033cm">
          <text:p text:style-name="P1"><text:span text:style-name="T5">L</text:span><text:span text:style-name="T5">a</text:span><text:span text:style-name="T5">y</text:span><text:span text:style-name="T5">e</text:span><text:span text:style-name="T5">r</text:span><text:span text:style-name="T5"> </text:span><text:span text:style-name="T5">3</text:span></text:p>
        </draw:rect>
        <draw:rect draw:style-name="gr6" draw:text-style-name="P12" xml:id="id6" draw:id="id6" draw:layer="layout" svg:width="10.967cm" svg:height="1.454cm" svg:x="15.206cm" svg:y="6.301cm">
          <text:p text:style-name="P1"><text:span text:style-name="T5">L</text:span><text:span text:style-name="T5">a</text:span><text:span text:style-name="T5">y</text:span><text:span text:style-name="T5">e</text:span><text:span text:style-name="T5">r</text:span><text:span text:style-name="T5"> </text:span><text:span text:style-name="T5">1</text:span></text:p>
        </draw:rect>
        <draw:rect draw:style-name="gr6" draw:text-style-name="P12" xml:id="id7" draw:id="id7" draw:layer="layout" svg:width="10.967cm" svg:height="1.454cm" svg:x="15.234cm" svg:y="8.695cm">
          <text:p text:style-name="P1"><text:span text:style-name="T5">Layer 2</text:span></text:p>
        </draw:rect>
        <draw:rect draw:style-name="gr1" draw:text-style-name="P13" draw:layer="layout" svg:width="3.686cm" svg:height="0.826cm" svg:x="17.828cm" svg:y="6.615cm">
          <text:p text:style-name="P1"><text:span text:style-name="T6">Component 1</text:span></text:p>
        </draw:rect>
        <draw:rect draw:style-name="gr1" draw:text-style-name="P13" draw:layer="layout" svg:width="3.686cm" svg:height="0.826cm" svg:x="21.99cm" svg:y="6.615cm">
          <text:p text:style-name="P1"><text:span text:style-name="T6">Component 2</text:span></text:p>
        </draw:rect>
        <draw:rect draw:style-name="gr1" draw:text-style-name="P13" draw:layer="layout" svg:width="3.685cm" svg:height="0.826cm" svg:x="17.868cm" svg:y="9.009cm">
          <text:p text:style-name="P1"><text:span text:style-name="T6">Component 3</text:span></text:p>
        </draw:rect>
        <draw:rect draw:style-name="gr1" draw:text-style-name="P13" draw:layer="layout" svg:width="3.686cm" svg:height="0.826cm" svg:x="22.029cm" svg:y="9.009cm">
          <text:p text:style-name="P1"><text:span text:style-name="T6">Component 4</text:span></text:p>
        </draw:rect>
        <draw:rect draw:style-name="gr1" draw:text-style-name="P13" draw:layer="layout" svg:width="3.685cm" svg:height="0.826cm" svg:x="17.868cm" svg:y="11.347cm">
          <text:p text:style-name="P1"><text:span text:style-name="T6">Component 5</text:span></text:p>
        </draw:rect>
        <draw:rect draw:style-name="gr1" draw:text-style-name="P13" draw:layer="layout" svg:width="3.686cm" svg:height="0.826cm" svg:x="22.029cm" svg:y="11.347cm">
          <text:p text:style-name="P1"><text:span text:style-name="T6">Component 6</text:span></text:p>
        </draw:rect>
        <draw:connector draw:style-name="gr3" draw:text-style-name="P14" draw:layer="layout" draw:type="line" svg:x1="20.689cm" svg:y1="7.755cm" svg:x2="20.717cm" svg:y2="8.695cm" draw:start-shape="id6" draw:start-glue-point="2" draw:end-shape="id7" draw:end-glue-point="0" svg:d="M20689 7755l28 940" svg:viewBox="0 0 29 941">
          <text:p/>
        </draw:connector>
        <draw:connector draw:style-name="gr4" draw:text-style-name="P14" draw:layer="layout" draw:type="line" svg:x1="20.717cm" svg:y1="10.149cm" svg:x2="20.717cm" svg:y2="11.033cm" draw:start-shape="id7" draw:start-glue-point="2" draw:end-shape="id8" draw:end-glue-point="0" svg:d="M20717 10149v884" svg:viewBox="0 0 1 885">
          <text:p/>
        </draw:connector>
        <presentation:notes draw:style-name="dp2">
          <draw:page-thumbnail draw:layer="layout" svg:width="13.705cm" svg:height="10.279cm" svg:x="3.647cm" svg:y="2.853cm" draw:page-number="1"/>
          <draw:frame presentation:style-name="pr4" draw:text-style-name="P1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1T3" presentation:use-date-time-name="dtd1">
        <office:forms form:automatic-focus="false" form:apply-design-mode="false"/>
        <draw:frame presentation:style-name="pr1" draw:text-style-name="P2" draw:layer="layout" svg:width="26cm" svg:height="1.125cm" svg:x="1cm" svg:y="1.5cm" presentation:class="title">
          <draw:text-box>
            <text:p text:style-name="P1"><text:span text:style-name="T1">Archi</text:span><text:span text:style-name="T1">tectu</text:span><text:span text:style-name="T1">re </text:span><text:span text:style-name="T1">degra</text:span><text:span text:style-name="T1">datio</text:span><text:span text:style-name="T1">n </text:span><text:span text:style-name="T1">over </text:span><text:span text:style-name="T1">time</text:span></text:p>
          </draw:text-box>
        </draw:frame>
        <draw:frame presentation:style-name="pr2" draw:text-style-name="P2" draw:layer="layout" svg:width="11.941cm" svg:height="2.891cm" svg:x="15.059cm" svg:y="4.534cm" presentation:class="title" presentation:user-transformed="true">
          <draw:text-box>
            <text:p text:style-name="P1"><text:span text:style-name="T1">The </text:span><text:span text:style-name="T1">code</text:span></text:p>
          </draw:text-box>
        </draw:frame>
        <draw:frame presentation:style-name="pr3" draw:text-style-name="P4" draw:layer="layout" svg:width="12.687cm" svg:height="10.5cm" svg:x="1cm" svg:y="4.125cm" presentation:class="outline" presentation:user-transformed="true">
          <draw:text-box>
            <text:p text:style-name="P3"><text:span text:style-name="T2">Let’s add an “include”</text:span></text:p>
          </draw:text-box>
        </draw:frame>
        <draw:frame presentation:style-name="pr3" draw:text-style-name="P5" draw:layer="layout" svg:width="12.687cm" svg:height="10.5cm" svg:x="14.322cm" svg:y="4.125cm" presentation:class="outline" presentation:user-transformed="true">
          <draw:text-box>
            <text:p text:style-name="P3"><text:span text:style-name="T2">Does it fit with architecture?</text:span></text:p>
          </draw:text-box>
        </draw:frame>
        <draw:g xml:id="id15" draw:id="id15">
          <draw:rect draw:style-name="gr1" draw:text-style-name="P6" xml:id="id14" draw:id="id14" draw:layer="layout" svg:width="3.242cm" svg:height="0.796cm" svg:x="1.3cm" svg:y="8.092cm">
            <text:p text:style-name="P1"><text:span text:style-name="T3">Component 1</text:span></text:p>
          </draw:rect>
          <draw:rect draw:style-name="gr1" draw:text-style-name="P6" xml:id="id9" draw:id="id9" draw:layer="layout" svg:width="3.241cm" svg:height="0.796cm" svg:x="7.488cm" svg:y="8.092cm">
            <text:p text:style-name="P1"><text:span text:style-name="T3">Component 3</text:span></text:p>
          </draw:rect>
        </draw:g>
        <draw:rect draw:style-name="gr2" draw:text-style-name="P7" xml:id="id13" draw:id="id13" draw:layer="layout" svg:width="3.242cm" svg:height="0.796cm" svg:x="4.488cm" svg:y="6.366cm">
          <text:p><text:span text:style-name="T3">Component 2</text:span></text:p>
        </draw:rect>
        <draw:rect draw:style-name="gr1" draw:text-style-name="P8" xml:id="id12" draw:id="id12" draw:layer="layout" svg:width="3.241cm" svg:height="0.796cm" svg:x="2.914cm" svg:y="11.569cm">
          <text:p text:style-name="P1"><text:span text:style-name="T3">Component 6</text:span></text:p>
        </draw:rect>
        <draw:connector draw:style-name="gr3" draw:text-style-name="P9" draw:layer="layout" draw:type="line" svg:x1="9.108cm" svg:y1="8.888cm" svg:x2="6.615cm" svg:y2="9.892cm" draw:start-shape="id9" draw:start-glue-point="2" draw:end-shape="id10" draw:end-glue-point="0" svg:d="M9108 8888l-2493 1004" svg:viewBox="0 0 2494 1005">
          <text:p/>
        </draw:connector>
        <draw:connector draw:style-name="gr4" draw:text-style-name="P9" draw:layer="layout" draw:type="line" svg:x1="9.108cm" svg:y1="8.888cm" svg:x2="11.709cm" svg:y2="9.892cm" draw:start-shape="id9" draw:start-glue-point="2" draw:end-shape="id11" draw:end-glue-point="0" svg:d="M9108 8888l2601 1004" svg:viewBox="0 0 2602 1005">
          <text:p/>
        </draw:connector>
        <draw:connector draw:style-name="gr3" draw:text-style-name="P9" draw:layer="layout" draw:type="line" svg:x1="6.615cm" svg:y1="10.689cm" svg:x2="4.534cm" svg:y2="11.569cm" draw:start-shape="id10" draw:start-glue-point="2" draw:end-shape="id12" draw:end-glue-point="0" svg:d="M6615 10689l-2081 880" svg:viewBox="0 0 2082 881">
          <text:p/>
        </draw:connector>
        <draw:connector draw:style-name="gr3" draw:text-style-name="P9" draw:layer="layout" draw:type="line" svg:x1="6.109cm" svg:y1="7.162cm" svg:x2="9.108cm" svg:y2="8.092cm" draw:start-shape="id13" draw:start-glue-point="2" draw:end-shape="id9" draw:end-glue-point="0" svg:d="M6109 7162l2999 930" svg:viewBox="0 0 3000 931">
          <text:p/>
        </draw:connector>
        <draw:connector draw:style-name="gr3" draw:text-style-name="P9" draw:layer="layout" draw:type="line" svg:x1="6.109cm" svg:y1="7.162cm" svg:x2="2.921cm" svg:y2="8.092cm" draw:start-shape="id13" draw:start-glue-point="2" draw:end-shape="id14" draw:end-glue-point="0" svg:d="M6109 7162l-3188 930" svg:viewBox="0 0 3189 931">
          <text:p/>
        </draw:connector>
        <draw:g>
          <draw:rect draw:style-name="gr1" draw:text-style-name="P6" xml:id="id11" draw:id="id11" draw:layer="layout" svg:width="3.242cm" svg:height="0.797cm" svg:x="10.088cm" svg:y="9.892cm">
            <text:p text:style-name="P1"><text:span text:style-name="T3">Component 4</text:span></text:p>
          </draw:rect>
          <draw:rect draw:style-name="gr1" draw:text-style-name="P6" xml:id="id10" draw:id="id10" draw:layer="layout" svg:width="3.242cm" svg:height="0.797cm" svg:x="4.994cm" svg:y="9.892cm">
            <text:p text:style-name="P1"><text:span text:style-name="T3">Component 5</text:span></text:p>
          </draw:rect>
          <draw:connector draw:style-name="gr4" draw:text-style-name="P9" draw:layer="layout" draw:type="line" svg:x1="10.088cm" svg:y1="10.29cm" svg:x2="8.236cm" svg:y2="10.29cm" draw:start-shape="id11" draw:end-shape="id10" draw:end-glue-point="1" svg:d="M10088 10290h-1852" svg:viewBox="0 0 1853 1">
            <text:p/>
          </draw:connector>
        </draw:g>
        <draw:connector draw:style-name="gr3" draw:text-style-name="P9" draw:layer="layout" draw:type="line" svg:x1="1.3cm" svg:y1="8.49cm" svg:x2="1.3cm" svg:y2="8.49cm" draw:start-shape="id15" draw:end-shape="id15" draw:end-glue-point="3" svg:d="M1300 8490z" svg:viewBox="0 0 1 1">
          <text:p/>
        </draw:connector>
        <draw:line draw:style-name="gr7" draw:text-style-name="P16" draw:layer="layout" svg:x1="7.488cm" svg:y1="8.49cm" svg:x2="4.488cm" svg:y2="8.49cm">
          <text:p/>
        </draw:line>
        <draw:rect draw:style-name="gr6" draw:text-style-name="P12" xml:id="id18" draw:id="id18" draw:layer="layout" svg:width="10.967cm" svg:height="1.454cm" svg:x="15.234cm" svg:y="11.033cm">
          <text:p text:style-name="P1"><text:span text:style-name="T5">Layer 3</text:span></text:p>
        </draw:rect>
        <draw:rect draw:style-name="gr6" draw:text-style-name="P12" xml:id="id16" draw:id="id16" draw:layer="layout" svg:width="10.967cm" svg:height="1.454cm" svg:x="15.206cm" svg:y="6.301cm">
          <text:p text:style-name="P1"><text:span text:style-name="T5">Layer 1</text:span></text:p>
        </draw:rect>
        <draw:rect draw:style-name="gr6" draw:text-style-name="P12" xml:id="id17" draw:id="id17" draw:layer="layout" svg:width="10.967cm" svg:height="1.454cm" svg:x="15.234cm" svg:y="8.695cm">
          <text:p text:style-name="P1"><text:span text:style-name="T5">L</text:span><text:span text:style-name="T5">a</text:span><text:span text:style-name="T5">y</text:span><text:span text:style-name="T5">e</text:span><text:span text:style-name="T5">r</text:span><text:span text:style-name="T5"> </text:span><text:span text:style-name="T5">2</text:span></text:p>
        </draw:rect>
        <draw:rect draw:style-name="gr1" draw:text-style-name="P13" draw:layer="layout" svg:width="3.686cm" svg:height="0.826cm" svg:x="17.828cm" svg:y="6.615cm">
          <text:p text:style-name="P1"><text:span text:style-name="T6">C</text:span><text:span text:style-name="T6">o</text:span><text:span text:style-name="T6">m</text:span><text:span text:style-name="T6">p</text:span><text:span text:style-name="T6">o</text:span><text:span text:style-name="T6">n</text:span><text:span text:style-name="T6">e</text:span><text:span text:style-name="T6">n</text:span><text:span text:style-name="T6">t</text:span><text:span text:style-name="T6"> </text:span><text:span text:style-name="T6">1</text:span></text:p>
        </draw:rect>
        <draw:rect draw:style-name="gr1" draw:text-style-name="P13" draw:layer="layout" svg:width="3.686cm" svg:height="0.826cm" svg:x="21.99cm" svg:y="6.615cm">
          <text:p text:style-name="P1"><text:span text:style-name="T6">Component 2</text:span></text:p>
        </draw:rect>
        <draw:rect draw:style-name="gr1" draw:text-style-name="P13" draw:layer="layout" svg:width="3.685cm" svg:height="0.826cm" svg:x="17.868cm" svg:y="9.009cm">
          <text:p text:style-name="P1"><text:span text:style-name="T6">Component 3</text:span></text:p>
        </draw:rect>
        <draw:rect draw:style-name="gr1" draw:text-style-name="P13" draw:layer="layout" svg:width="3.686cm" svg:height="0.826cm" svg:x="22.029cm" svg:y="9.009cm">
          <text:p text:style-name="P1"><text:span text:style-name="T6">Component 4</text:span></text:p>
        </draw:rect>
        <draw:rect draw:style-name="gr1" draw:text-style-name="P13" draw:layer="layout" svg:width="3.685cm" svg:height="0.826cm" svg:x="17.868cm" svg:y="11.347cm">
          <text:p text:style-name="P1"><text:span text:style-name="T6">C</text:span><text:span text:style-name="T6">o</text:span><text:span text:style-name="T6">m</text:span><text:span text:style-name="T6">p</text:span><text:span text:style-name="T6">o</text:span><text:span text:style-name="T6">n</text:span><text:span text:style-name="T6">e</text:span><text:span text:style-name="T6">n</text:span><text:span text:style-name="T6">t</text:span><text:span text:style-name="T6"> </text:span><text:span text:style-name="T6">5</text:span></text:p>
        </draw:rect>
        <draw:rect draw:style-name="gr1" draw:text-style-name="P13" draw:layer="layout" svg:width="3.686cm" svg:height="0.826cm" svg:x="22.029cm" svg:y="11.347cm">
          <text:p text:style-name="P1"><text:span text:style-name="T6">Component 6</text:span></text:p>
        </draw:rect>
        <draw:connector draw:style-name="gr3" draw:text-style-name="P14" draw:layer="layout" draw:type="line" svg:x1="20.689cm" svg:y1="7.755cm" svg:x2="20.717cm" svg:y2="8.695cm" draw:start-shape="id16" draw:start-glue-point="2" draw:end-shape="id17" draw:end-glue-point="0" svg:d="M20689 7755l28 940" svg:viewBox="0 0 29 941">
          <text:p/>
        </draw:connector>
        <draw:connector draw:style-name="gr4" draw:text-style-name="P14" draw:layer="layout" draw:type="line" svg:x1="20.717cm" svg:y1="10.149cm" svg:x2="20.717cm" svg:y2="11.033cm" draw:start-shape="id17" draw:start-glue-point="2" draw:end-shape="id18" draw:end-glue-point="0" svg:d="M20717 10149v884" svg:viewBox="0 0 1 885">
          <text:p/>
        </draw:connector>
        <draw:line draw:style-name="gr7" draw:text-style-name="P16" draw:layer="layout" svg:x1="19.8cm" svg:y1="9.009cm" svg:x2="19.8cm" svg:y2="7.441cm">
          <text:p/>
        </draw:line>
        <draw:frame draw:style-name="gr8" draw:text-style-name="P11" draw:layer="layout" svg:width="25.801cm" svg:height="1.4cm" svg:x="1cm" svg:y="13cm">
          <draw:text-box>
            <text:p text:style-name="P10"><text:span text:style-name="T4">C</text:span><text:span text:style-name="T4">o</text:span><text:span text:style-name="T4">m</text:span><text:span text:style-name="T4">p</text:span><text:span text:style-name="T4">i</text:span><text:span text:style-name="T4">l</text:span><text:span text:style-name="T4">e</text:span><text:span text:style-name="T4">r</text:span><text:span text:style-name="T4"> </text:span><text:span text:style-name="T4">i</text:span><text:span text:style-name="T4">s</text:span><text:span text:style-name="T4"> </text:span><text:span text:style-name="T4">O</text:span><text:span text:style-name="T4">K</text:span><text:span text:style-name="T4">,</text:span><text:span text:style-name="T4"> </text:span><text:span text:style-name="T4">b</text:span><text:span text:style-name="T4">u</text:span><text:span text:style-name="T4">t</text:span><text:span text:style-name="T4"> </text:span><text:span text:style-name="T4">a</text:span><text:span text:style-name="T4">r</text:span><text:span text:style-name="T4">c</text:span><text:span text:style-name="T4">h</text:span><text:span text:style-name="T4">i</text:span><text:span text:style-name="T4">t</text:span><text:span text:style-name="T4">e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s</text:span><text:span text:style-name="T4">u</text:span><text:span text:style-name="T4">f</text:span><text:span text:style-name="T4">f</text:span><text:span text:style-name="T4">e</text:span><text:span text:style-name="T4">r</text:span><text:span text:style-name="T4">s</text:span><text:span text:style-name="T4"> </text:span><text:span text:style-name="T4">i</text:span><text:span text:style-name="T4">n</text:span><text:span text:style-name="T4"> </text:span><text:span text:style-name="T4">s</text:span><text:span text:style-name="T4">i</text:span><text:span text:style-name="T4">l</text:span><text:span text:style-name="T4">e</text:span><text:span text:style-name="T4">n</text:span><text:span text:style-name="T4">c</text:span><text:span text:style-name="T4">e</text:span><text:span text:style-name="T4">!</text:span></text:p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4" draw:text-style-name="P1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idnightblue" presentation:presentation-page-layout-name="AL1T3" presentation:use-date-time-name="dtd1">
        <office:forms form:automatic-focus="false" form:apply-design-mode="false"/>
        <draw:frame presentation:style-name="pr1" draw:text-style-name="P2" draw:layer="layout" svg:width="26cm" svg:height="1.125cm" svg:x="1cm" svg:y="1.5cm" presentation:class="title">
          <draw:text-box>
            <text:p text:style-name="P1"><text:span text:style-name="T1">Archi</text:span><text:span text:style-name="T1">tectu</text:span><text:span text:style-name="T1">re </text:span><text:span text:style-name="T1">Meta</text:span><text:span text:style-name="T1">phor</text:span></text:p>
          </draw:text-box>
        </draw:frame>
        <draw:frame presentation:style-name="pr2" draw:text-style-name="P2" draw:layer="layout" svg:width="11.941cm" svg:height="2.891cm" svg:x="15.059cm" svg:y="4.534cm" presentation:class="title" presentation:user-transformed="true">
          <draw:text-box>
            <text:p text:style-name="P1"><text:span text:style-name="T1">The </text:span><text:span text:style-name="T1">code</text:span></text:p>
          </draw:text-box>
        </draw:frame>
        <draw:frame presentation:style-name="pr3" draw:text-style-name="P4" draw:layer="layout" svg:width="12.687cm" svg:height="10.5cm" svg:x="1cm" svg:y="4.125cm" presentation:class="outline" presentation:user-transformed="true">
          <draw:text-box>
            <text:p text:style-name="P3"><text:span text:style-name="T2">A picture is worth thousand </text:span><text:span text:style-name="T2">word.</text:span></text:p>
            <text:p text:style-name="P3"><text:span text:style-name="T2">Really?</text:span></text:p>
            <text:p text:style-name="P3"><text:span text:style-name="T2"/></text:p>
            <text:p text:style-name="P3"><text:span text:style-name="T2"/></text:p>
          </draw:text-box>
        </draw:frame>
        <draw:rect draw:style-name="gr6" draw:text-style-name="P12" xml:id="id21" draw:id="id21" draw:layer="layout" svg:width="10.967cm" svg:height="1.454cm" svg:x="15.234cm" svg:y="10.733cm">
          <text:p text:style-name="P1"><text:span text:style-name="T5">Layer 3</text:span></text:p>
        </draw:rect>
        <draw:rect draw:style-name="gr6" draw:text-style-name="P12" xml:id="id19" draw:id="id19" draw:layer="layout" svg:width="10.967cm" svg:height="1.454cm" svg:x="15.206cm" svg:y="6.001cm">
          <text:p text:style-name="P1"><text:span text:style-name="T5">Layer 1</text:span></text:p>
        </draw:rect>
        <draw:rect draw:style-name="gr6" draw:text-style-name="P12" xml:id="id20" draw:id="id20" draw:layer="layout" svg:width="10.967cm" svg:height="1.454cm" svg:x="15.234cm" svg:y="8.395cm">
          <text:p text:style-name="P1"><text:span text:style-name="T5">Layer 2</text:span></text:p>
        </draw:rect>
        <draw:rect draw:style-name="gr1" draw:text-style-name="P13" draw:layer="layout" svg:width="3.686cm" svg:height="0.826cm" svg:x="17.828cm" svg:y="6.315cm">
          <text:p text:style-name="P1"><text:span text:style-name="T6">Component 1</text:span></text:p>
        </draw:rect>
        <draw:rect draw:style-name="gr1" draw:text-style-name="P13" draw:layer="layout" svg:width="3.686cm" svg:height="0.826cm" svg:x="21.99cm" svg:y="6.315cm">
          <text:p text:style-name="P1"><text:span text:style-name="T6">Component 2</text:span></text:p>
        </draw:rect>
        <draw:rect draw:style-name="gr1" draw:text-style-name="P13" draw:layer="layout" svg:width="3.685cm" svg:height="0.826cm" svg:x="17.868cm" svg:y="8.709cm">
          <text:p text:style-name="P1"><text:span text:style-name="T6">Component 3</text:span></text:p>
        </draw:rect>
        <draw:rect draw:style-name="gr1" draw:text-style-name="P13" draw:layer="layout" svg:width="3.686cm" svg:height="0.826cm" svg:x="22.029cm" svg:y="8.709cm">
          <text:p text:style-name="P1"><text:span text:style-name="T6">Component 4</text:span></text:p>
        </draw:rect>
        <draw:rect draw:style-name="gr1" draw:text-style-name="P13" draw:layer="layout" svg:width="3.685cm" svg:height="0.826cm" svg:x="17.868cm" svg:y="11.047cm">
          <text:p text:style-name="P1"><text:span text:style-name="T6">Component 5</text:span></text:p>
        </draw:rect>
        <draw:rect draw:style-name="gr1" draw:text-style-name="P13" draw:layer="layout" svg:width="3.686cm" svg:height="0.826cm" svg:x="22.029cm" svg:y="11.047cm">
          <text:p text:style-name="P1"><text:span text:style-name="T6">Component 6</text:span></text:p>
        </draw:rect>
        <draw:connector draw:style-name="gr3" draw:text-style-name="P14" draw:layer="layout" draw:type="line" svg:x1="20.689cm" svg:y1="7.455cm" svg:x2="20.717cm" svg:y2="8.395cm" draw:start-shape="id19" draw:start-glue-point="2" draw:end-shape="id20" draw:end-glue-point="0" svg:d="M20689 7455l28 940" svg:viewBox="0 0 29 941">
          <text:p/>
        </draw:connector>
        <draw:connector draw:style-name="gr4" draw:text-style-name="P14" draw:layer="layout" draw:type="line" svg:x1="20.717cm" svg:y1="9.849cm" svg:x2="20.717cm" svg:y2="10.733cm" draw:start-shape="id20" draw:start-glue-point="2" draw:end-shape="id21" draw:end-glue-point="0" svg:d="M20717 9849v884" svg:viewBox="0 0 1 885">
          <text:p/>
        </draw:connector>
        <draw:line draw:style-name="gr7" draw:text-style-name="P16" draw:layer="layout" svg:x1="19.8cm" svg:y1="8.709cm" svg:x2="19.8cm" svg:y2="7.141cm">
          <text:p/>
        </draw:line>
        <draw:rect draw:style-name="gr1" draw:text-style-name="P13" draw:layer="layout" svg:width="3.686cm" svg:height="0.826cm" svg:x="22cm" svg:y="4cm">
          <text:p text:style-name="P1"><text:span text:style-name="T6">Component 2</text:span></text:p>
        </draw:rect>
        <draw:line draw:style-name="gr7" draw:text-style-name="P16" draw:layer="layout" svg:x1="23.8cm" svg:y1="4.826cm" svg:x2="23.8cm" svg:y2="8.395cm">
          <text:p/>
        </draw:line>
        <draw:line draw:style-name="gr7" draw:text-style-name="P16" draw:layer="layout" svg:x1="24.4cm" svg:y1="7.141cm" svg:x2="24.4cm" svg:y2="11.047cm">
          <text:p/>
        </draw:line>
        <presentation:notes draw:style-name="dp2">
          <draw:page-thumbnail draw:layer="layout" svg:width="13.705cm" svg:height="10.279cm" svg:x="3.647cm" svg:y="2.853cm" draw:page-number="3"/>
          <draw:frame presentation:style-name="pr4" draw:text-style-name="P1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it" fo:country="IT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ed_20__28_var_29__20_4" svg:stroke-color="#ffffff" draw:fill-gradient-name="Gradient_20_7" draw:fill-hatch-name="Hatching_20_1" draw:fill-image-name="Bitmap_20_1" draw:shadow="visible" draw:shadow-offset-x="0.3cm" draw:shadow-offset-y="0.3cm" draw:shadow-color="#808080"/>
      <style:text-properties fo:language="en" fo:country="US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solid" draw:fill-color="#2c3e50"/>
      <style:paragraph-properties fo:text-align="center"/>
      <style:text-properties fo:font-size="15pt" style:font-size-asian="14pt" style:font-size-complex="20pt"/>
    </style:style>
    <style:style style:name="MP2" style:family="paragraph">
      <loext:graphic-properties draw:fill="solid" draw:fill-color="#2c3e50"/>
      <style:paragraph-properties fo:text-align="center"/>
    </style:style>
    <style:style style:name="MP3" style:family="paragraph">
      <style:paragraph-properties fo:text-align="start"/>
      <style:text-properties fo:font-size="14pt" style:font-size-asian="11pt" style:font-size-complex="15pt"/>
    </style:style>
    <style:style style:name="MP4" style:family="paragraph">
      <loext:graphic-properties draw:fill="none"/>
      <style:paragraph-properties fo:text-align="start"/>
      <style:text-properties fo:font-size="14pt" style:font-size-asian="11pt" style:font-size-complex="15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/>
      <style:paragraph-properties fo:text-align="center"/>
      <style:text-properties fo:font-size="14pt"/>
    </style:style>
    <style:style style:name="MP7" style:family="paragraph">
      <loext:graphic-properties draw:fill="solid" draw:fill-color="#1abc9c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style:use-window-font-color="true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2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fo:language="en" fo:country="US" fo:font-weight="normal" style:font-size-asian="11pt" style:language-asian="en" style:country-asian="US" style:font-weight-asian="normal" style:font-size-complex="15pt" style:language-complex="en" style:country-complex="US" style:font-weight-complex="normal"/>
    </style:style>
    <style:style style:name="MT2" style:family="text">
      <style:text-properties fo:font-size="14pt" fo:font-weight="normal" style:font-size-asian="12pt" style:font-weight-asian="normal" style:font-size-complex="12pt" style:font-weight-complex="normal"/>
    </style:style>
    <style:style style:name="MT3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3.349cm" svg:height="7.508cm" svg:x="1cm" svg:y="2.267cm"/>
      <draw:page-thumbnail draw:layer="backgroundobjects" svg:width="13.349cm" svg:height="7.508cm" svg:x="1cm" svg:y="11.212cm"/>
      <draw:page-thumbnail draw:layer="backgroundobjects" svg:width="13.349cm" svg:height="7.508cm" svg:x="15.35cm" svg:y="2.267cm"/>
      <draw:page-thumbnail draw:layer="backgroundobjects" svg:width="13.349cm" svg:height="7.508cm" svg:x="15.35cm" svg:y="11.212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1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2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125cm" svg:x="1cm" svg:y="1.5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4" draw:layer="backgroundobjects" svg:width="5cm" svg:height="0.75cm" svg:x="1cm" svg:y="15cm" presentation:class="date-time">
        <draw:text-box>
          <text:p text:style-name="MP3"><text:span text:style-name="MT1"><presentation:date-time/></text:span></text:p>
        </draw:text-box>
      </draw:frame>
      <draw:frame presentation:style-name="Mpr3" draw:text-style-name="MP6" draw:layer="backgroundobjects" svg:width="15.8cm" svg:height="0.75cm" svg:x="7cm" svg:y="15cm" presentation:class="footer">
        <draw:text-box>
          <text:p text:style-name="MP5"><text:span text:style-name="MT2"><presentation:footer/></text:span><text:span text:style-name="MT2">ArchiCheck </text:span><text:span text:style-name="MT2">Overview – </text:span><text:span text:style-name="MT2">L. Draghi</text:span></text:p>
        </draw:text-box>
      </draw:frame>
      <draw:custom-shape presentation:style-name="Mpr4" draw:text-style-name="MP7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" draw:text-style-name="MP9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cm" svg:height="11.136cm" svg:x="3.073cm" svg:y="2.257cm" presentation:class="page"/>
        <draw:frame presentation:style-name="Midnightblu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1" draw:layer="backgroundobjects" svg:width="9.108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5" draw:text-style-name="MP13" draw:layer="backgroundobjects" svg:width="9.108cm" svg:height="1.484cm" svg:x="11.879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6" draw:text-style-name="MP11" draw:layer="backgroundobjects" svg:width="9.108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6" draw:text-style-name="MP13" draw:layer="backgroundobjects" svg:width="9.108cm" svg:height="1.484cm" svg:x="11.879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Linux_X86_64 LibreOffice_project/40m0$Build-2</meta:generator>
    <meta:creation-date>2004-08-12T14:47:23</meta:creation-date>
    <dc:date>2018-01-20T19:01:28.656454376</dc:date>
    <dc:language>it-IT</dc:language>
    <meta:editing-cycles>118</meta:editing-cycles>
    <meta:editing-duration>PT17H38M46S</meta:editing-duration>
    <dc:creator>Lionel Draghi</dc:creator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